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212c5a" officeooo:paragraph-rsid="00212c5a"/>
    </style:style>
    <style:style style:name="P2" style:family="paragraph" style:parent-style-name="Standard">
      <style:text-properties officeooo:rsid="0022769f" officeooo:paragraph-rsid="0022769f"/>
    </style:style>
    <style:style style:name="T1" style:family="text">
      <style:text-properties officeooo:rsid="002463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建立系統模組選單說明</text:p>
      <text:p text:style-name="P2">建議執行 systeminstall.py 的程式, 將依序建立類別/類別明細/使用者/管理模組/管理選單, 即可執行主程式.<text:span text:style-name="T1"> 個別說明請參考該程式內的說明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1:30:57.302126288</meta:creation-date>
    <dc:title>Writer</dc:title>
    <meta:editing-duration>PT2M49S</meta:editing-duration>
    <meta:editing-cycles>4</meta:editing-cycles>
    <meta:generator>LibreOffice/5.1.6.2$Linux_X86_64 LibreOffice_project/10m0$Build-2</meta:generator>
    <dc:date>2017-09-22T11:34:04.640391968</dc:date>
    <meta:document-statistic meta:table-count="0" meta:image-count="0" meta:object-count="0" meta:page-count="1" meta:paragraph-count="2" meta:word-count="68" meta:character-count="88" meta:non-whitespace-character-count="83"/>
    <meta:template xlink:type="simple" xlink:actuate="onRequest" xlink:title="Writer" xlink:href="../../../../../../../home/dumas/.config/libreoffice/4/user/template/Writer.ott" meta:date="2017-09-22T11:30:56.736801973"/>
  </office:meta>
</office:document-meta>
</file>